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T1" style:family="text">
      <style:text-properties fo:color="#000000" loext:opacity="100%" fo:font-family="ArialMT" style:font-family-generic="roman" style:font-pitch="variable" fo:font-size="11pt" style:text-underline-style="none" style:font-size-asian="11pt"/>
    </style:style>
    <style:style style:name="T2" style:family="text">
      <style:text-properties fo:color="#000000" loext:opacity="100%" fo:font-family="ArialMT" style:font-family-generic="roman" style:font-pitch="variable" fo:font-size="11pt" style:text-underline-style="none" officeooo:rsid="0011bef1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This is a sample </text:span><text:span text:style-name="T2">ODT</text:span><text:span text:style-name="T1"> fil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21:25:02.740780000</meta:creation-date>
    <dc:date>2026-03-18T21:25:31.693086000</dc:date>
    <meta:editing-duration>PT29S</meta:editing-duration>
    <meta:editing-cycles>1</meta:editing-cycles>
    <meta:document-statistic meta:table-count="0" meta:image-count="0" meta:object-count="0" meta:page-count="1" meta:paragraph-count="1" meta:word-count="6" meta:character-count="26" meta:non-whitespace-character-count="21"/>
    <meta:generator>LibreOffice/26.2.1.2$MacOSX_AARCH64 LibreOffice_project/8399f6259d8c87f40e7255cdb3c9b958f5e08948</meta:generator>
  </office:meta>
</office:document-meta>
</file>